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(se me olvidó marcar antes)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 + draw (Escena)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1:05:21.5001009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1-01-07T21:11:06.514002375</dc:date>
    <meta:editing-duration>PT8H47M7S</meta:editing-duration>
    <meta:editing-cycles>17</meta:editing-cycles>
    <meta:document-statistic meta:table-count="1" meta:cell-count="158" meta:object-count="0"/>
  </office:meta>
</office:document-meta>
</file>